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nji Brown Learns About Kindness</text:p>
      <text:p text:style-name="Standard"/>
      <text:p text:style-name="Standard">When Benji Brown woke up this morning, he felt kind of grumpy. He came down the stairs with a messy head of hair, dragging his favorite stuffed bear, JoJo. He heard his dad, mom, and baby brother already in the kitchen having breakfast. </text:p>
      <text:p text:style-name="Standard"/>
      <text:p text:style-name="Standard">As he walked in, his mother said, “Good morning, Benji!”</text:p>
      <text:p text:style-name="Standard"/>
      <text:p text:style-name="Standard">But Benji did not say anything back. Instead, he frowned and pulled himself up into a chair at the table. </text:p>
      <text:p text:style-name="Standard"/>
      <text:p text:style-name="Standard">Benji's dad set a plate of pancakes on the table for Benji to eat. He still had a grumpy face and did not say 'thank you.' He sat quietly eating his deliciously warm pancakes. </text:p>
      <text:p text:style-name="Standard"/>
      <text:p text:style-name="Standard">His mom asked, “Benji, why are you frowning?”</text:p>
      <text:p text:style-name="Standard"/>
      <text:p text:style-name="Standard">“Well, I just feel grumpy today I guess.” </text:p>
      <text:p text:style-name="Standard"/>
      <text:p text:style-name="Standard">Just then, Benji's baby brother reached for Benji's bear JoJo. Benji became angry and shouted, “NO, baby! Don't touch my bear!” His baby brother began to cry. </text:p>
      <text:p text:style-name="Standard"/>
      <text:p text:style-name="Standard">“Benji,” said his father, sternly. “Even if you feel grumpy, you still need to be kind. Shouting at the baby was not a very kind thing to do.”</text:p>
      <text:p text:style-name="Standard"/>
      <text:p text:style-name="Standard">“What does “kind” mean?” asked Benji.</text:p>
      <text:p text:style-name="Standard"/>
      <text:p text:style-name="Standard">“When you show kindness, it means you are being nice or caring. You can be kind in the things you do and the things you say. Being mean to someone is the opposite of being kind.”</text:p>
      <text:p text:style-name="Standard"/>
      <text:p text:style-name="Standard">Benji thought for a moment before turning to his baby brother and hugged him. “I'm sorry, Baby.” </text:p>
      <text:p text:style-name="Standard"/>
      <text:p text:style-name="Standard">Later that day, Benji was at the park with his mom and noticed another little boy around his age. The boy was shy and seemed to have a hard time leaving his mother's side to go play. Benji ran up to him and asked him if he wanted to play. The other little boy smiled and said yes! Together, they had a great time. </text:p>
      <text:p text:style-name="Standard"/>
      <text:p text:style-name="Standard">When it was time to go home, Benji's mother smiled at him. “Benji, going up to that boy at the park was a very kind thing to do. You saw that he was shy and you helped him feel comfortable. I'm very proud of you!”</text:p>
      <text:p text:style-name="Standard"/>
      <text:p text:style-name="Standard">Benji realized that if he hadn't asked the boy to play, they both would have been playing alone. Being kind can be really fu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iah Schaefer</meta:initial-creator>
    <meta:creation-date>2016-02-08T18:32:41.96</meta:creation-date>
    <dc:date>2016-02-10T13:38:52.45</dc:date>
    <dc:creator>Josiah Schaefer</dc:creator>
    <meta:editing-duration>PT51M59S</meta:editing-duration>
    <meta:editing-cycles>4</meta:editing-cycles>
    <meta:generator>OpenOffice/4.1.1$Win32 OpenOffice.org_project/411m6$Build-9775</meta:generator>
    <meta:document-statistic meta:table-count="0" meta:image-count="0" meta:object-count="0" meta:page-count="1" meta:paragraph-count="15" meta:word-count="379" meta:character-count="1962"/>
  </office:meta>
</office:document-meta>
</file>